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de0000" draw:stroke="solid" draw:stroke-linejoin="miter" fo:margin="1.000000000000000pt" style:wrap="biggest" style:wrap-dynamic-threshold="0.000000000000000pt" svg:fill-rule="evenodd" svg:stroke-color="#000000" svg:stroke-opacity="1" svg:stroke-width="0.176078400000000pt"/>
    </style:style>
    <style:style style:name="gr3" style:family="graphic">
      <style:graphic-properties draw:fill="solid" draw:fill-color="#35a1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3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-0.03646623066pt">
          <draw:rect draw:style-name="gr2" draw:id="shape2" draw:name="rect149" draw:layer="" svg:width="149.73567200000pt" svg:height="99.82392000000pt" draw:transform="matrix(-1.00000000000 0.00000000000 0.00000000000 -1.00000000000 149.82370400000pt 99.91196000000pt)"/>
          <draw:rect draw:style-name="gr3" draw:id="shape3" draw:name="rect148" draw:layer="" svg:width="149.73567200000pt" svg:height="49.91203040000pt" draw:transform="matrix(-1.00000000000 0.00000000000 0.00000000000 -1.00000000000 149.82370400000pt 99.91196000000pt)"/>
          <draw:path draw:style-name="gr4" draw:id="shape4" draw:name="polygon136" draw:layer="" svg:width="148.52847091892pt" svg:height="141.02220087376pt" draw:transform="matrix(0.25446077000 0.00000000000 0.00000000000 0.23947368000 56.41407244684pt 31.80549997677pt)" svg:viewBox="0 0 149 141" svg:d="M120.155 141.022L74.2594 107.672L28.3593 141.014L45.949 87.1341L0 53.8579L56.7659 53.9091L74.2682 0L91.7618 53.9115L148.528 53.8707L102.574 87.1389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0:34</dc:date>
    <meta:creation-date>2011-05-22T06:11:44</meta:creation-date>
    <dc:creator>Yue Liu</dc:creator>
  </office:meta>
</office:document-meta>
</file>